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114efc" officeooo:paragraph-rsid="00114efc" style:font-size-asian="15.75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1338da" officeooo:paragraph-rsid="001338da" style:font-size-asian="15.75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4106a" officeooo:paragraph-rsid="0014106a" style:font-size-asian="15.75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59d21" officeooo:paragraph-rsid="00159d21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85eb4" officeooo:paragraph-rsid="00185eb4" style:font-size-asian="15.75pt" style:font-size-complex="18pt"/>
    </style:style>
    <style:style style:name="P6" style:family="paragraph" style:parent-style-name="Standard">
      <style:text-properties fo:font-size="12pt" officeooo:rsid="00114efc" officeooo:paragraph-rsid="00114efc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338da" officeooo:paragraph-rsid="001338da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4106a" officeooo:paragraph-rsid="0014106a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159d21" officeooo:paragraph-rsid="00159d21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6f4f1" officeooo:paragraph-rsid="0016f4f1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185eb4" officeooo:paragraph-rsid="00185eb4" style:font-size-asian="10.5pt" style:font-size-complex="12pt"/>
    </style:style>
    <style:style style:name="P12" style:family="paragraph" style:parent-style-name="Standard">
      <style:text-properties style:text-line-through-style="none" style:text-line-through-type="none" fo:font-size="12pt" style:text-underline-style="none" officeooo:rsid="00159d21" officeooo:paragraph-rsid="00159d21" style:font-size-asian="10.5pt" style:font-size-complex="12pt"/>
    </style:style>
    <style:style style:name="P13" style:family="paragraph" style:parent-style-name="Standard">
      <style:text-properties style:text-line-through-style="none" style:text-line-through-type="none" fo:font-size="12pt" style:text-underline-style="none" officeooo:rsid="0016be6a" officeooo:paragraph-rsid="0016be6a" style:font-size-asian="10.5pt" style:font-size-complex="12pt"/>
    </style:style>
    <style:style style:name="P14" style:family="paragraph" style:parent-style-name="Standard">
      <style:text-properties style:text-line-through-style="none" style:text-line-through-type="none" fo:font-size="12pt" style:text-underline-style="solid" style:text-underline-width="auto" style:text-underline-color="font-color" officeooo:rsid="00159d21" officeooo:paragraph-rsid="00159d21" style:font-size-asian="10.5pt" style:font-size-complex="12pt"/>
    </style:style>
    <style:style style:name="P15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officeooo:rsid="00159d21" officeooo:paragraph-rsid="00159d21" style:font-size-asian="15.75pt" style:font-size-complex="18pt"/>
    </style:style>
    <style:style style:name="P16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officeooo:rsid="0016be6a" officeooo:paragraph-rsid="0016be6a" style:font-size-asian="15.75pt" style:font-size-complex="18pt"/>
    </style:style>
    <style:style style:name="T1" style:family="text">
      <style:text-properties officeooo:rsid="0014106a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85eb4"/>
    </style:style>
    <style:style style:name="T4" style:family="text">
      <style:text-properties style:text-underline-style="none"/>
    </style:style>
    <style:style style:name="T5" style:family="text">
      <style:text-properties officeooo:rsid="0017a756"/>
    </style:style>
    <style:style style:name="T6" style:family="text">
      <style:text-properties officeooo:rsid="00185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es una empresa?</text:p>
      <text:p text:style-name="P6"/>
      <text:p text:style-name="P6">Conjunto organizado de factores de producción (trabajadores, máquinas, herramientas, recursos, capital…) que ponen a disposición del publico (clientes? un <text:span text:style-name="T6">de</text:span>terminado producto (bienes o servicios) a cambio de un ingreso económico.</text:p>
      <text:p text:style-name="P6"/>
      <text:p text:style-name="P6"/>
      <text:p text:style-name="P2">¿Cuáles son los objetivos de la empresa?</text:p>
      <text:p text:style-name="P2"/>
      <text:p text:style-name="P7">-Máximo beneficio</text:p>
      <text:p text:style-name="P7">-Crecimiento</text:p>
      <text:p text:style-name="P7">-Satisfacción de los clientes</text:p>
      <text:p text:style-name="P7">-Calidad</text:p>
      <text:p text:style-name="P7">-Supervivencia</text:p>
      <text:p text:style-name="P7">-Objetivos sociales</text:p>
      <text:p text:style-name="P7"/>
      <text:p text:style-name="P2">¿Cuáles son los elementos de una empresa?</text:p>
      <text:p text:style-name="P2"/>
      <text:p text:style-name="P7">-<text:span text:style-name="T1">Elementos humanos:</text:span></text:p>
      <text:p text:style-name="P7"><text:tab/>-<text:span text:style-name="T1">Trabajadores</text:span></text:p>
      <text:p text:style-name="P7"><text:tab/>-<text:span text:style-name="T1">Empresario</text:span></text:p>
      <text:p text:style-name="P7">-<text:span text:style-name="T1">Elementos materiales</text:span></text:p>
      <text:p text:style-name="P7"><text:tab/>-<text:span text:style-name="T1">Recursos naturales</text:span></text:p>
      <text:p text:style-name="P7"><text:tab/>-<text:span text:style-name="T1">Capital físico</text:span></text:p>
      <text:p text:style-name="P7">-<text:span text:style-name="T1">Elementos inmateriales</text:span></text:p>
      <text:p text:style-name="P7"/>
      <text:p text:style-name="P7"/>
      <text:p text:style-name="P3">¿Cuáles son los elementos del entorno específico y general?</text:p>
      <text:p text:style-name="P3"/>
      <text:p text:style-name="P8">Entorno específico: comprende aquellos elementos externos a la empresa que estan relacionados estrechamente con ella, y por tanto, tienen una influencia directa</text:p>
      <text:p text:style-name="P8"><text:tab/>-Proveedores</text:p>
      <text:p text:style-name="P8"><text:tab/>-Clientes</text:p>
      <text:p text:style-name="P8"><text:tab/>-Competidores</text:p>
      <text:p text:style-name="P8"><text:tab/>-Entidades financieras</text:p>
      <text:p text:style-name="P8"><text:tab/>-Administraciones públicas</text:p>
      <text:p text:style-name="P8"><text:tab/>-Mercado laboral</text:p>
      <text:p text:style-name="P8"><text:tab/>-Comunidad</text:p>
      <text:p text:style-name="P8"/>
      <text:p text:style-name="P8">Entorno general: factores no tan directamente vinculados pero que en ocasiones tienen una influencia decisiva</text:p>
      <text:p text:style-name="P8"><text:tab/>-Economicos</text:p>
      <text:p text:style-name="P8"><text:tab/>-Tecnologicos</text:p>
      <text:p text:style-name="P8"><text:tab/><text:span text:style-name="T2">-Político-legales</text:span></text:p>
      <text:p text:style-name="P8"><text:span text:style-name="T2"><text:tab/>-Demograficas</text:span></text:p>
      <text:p text:style-name="P8"><text:span text:style-name="T2"><text:tab/>-Socioculturales</text:span></text:p>
      <text:p text:style-name="P8"><text:span text:style-name="T2"><text:tab/>-Medioambientales</text:span></text:p>
      <text:p text:style-name="P4"><text:span text:style-name="T2"/></text:p>
      <text:p text:style-name="P4"><text:soft-page-break/><text:span text:style-name="T2">Explica dos de cada tipo</text:span></text:p>
      <text:p text:style-name="P4"><text:span text:style-name="T2"/></text:p>
      <text:p text:style-name="P9"><text:span text:style-name="T2">Especifico</text:span></text:p>
      <text:p text:style-name="P9"><text:span text:style-name="T2">-Clientes: son los destinatarios del bien o servicio prestado por la empresa, pueden ser consumidores finales o bien otras empresas que usan estos servicios</text:span></text:p>
      <text:p text:style-name="P9"><text:span text:style-name="T2"/></text:p>
      <text:p text:style-name="P9"><text:span text:style-name="T2">-Proveedores: son las empresas que proporcionas una serie de entradas en otras empresas para que están puedan realizar su actividad.</text:span></text:p>
      <text:p text:style-name="P9"><text:span text:style-name="T2"/></text:p>
      <text:p text:style-name="P9"><text:span text:style-name="T2"/></text:p>
      <text:p text:style-name="P9"><text:span text:style-name="T2">General</text:span></text:p>
      <text:p text:style-name="P9"><text:span text:style-name="T2">-Económicos: factores como la tasa de desempleo, la inflación</text:span><text:span text:style-name="T2">, los tipos de interés… condicionan los salarios, la evolución de las ventas.</text:span></text:p>
      <text:p text:style-name="P12">-Político legales: normas sobre impuestos, contratación de trabajadores, especificaciones obligatorias…</text:p>
      <text:p text:style-name="P12"/>
      <text:p text:style-name="P12"/>
      <text:p text:style-name="P15">-Funciones de una empresa</text:p>
      <text:p text:style-name="P15"><text:span text:style-name="T4"/></text:p>
      <text:p text:style-name="P14"><text:span text:style-name="T4">-Creación de valor: gracias a las empresas se obtienen productos de uso diario</text:span></text:p>
      <text:p text:style-name="P14"><text:span text:style-name="T4"/></text:p>
      <text:p text:style-name="P14"><text:span text:style-name="T4">-Función social: proporcionan los ingresos necesarios para vivir, bien a través de los salarios o de los beneficios que obtienen sus propietarios. También promueven el avance tecnológico y la innovación.</text:span></text:p>
      <text:p text:style-name="P14"><text:span text:style-name="T4"/></text:p>
      <text:p text:style-name="P14"><text:span text:style-name="T4"/></text:p>
      <text:p text:style-name="P16">¿Qué es la cultura empresarial? Indica los elementos</text:p>
      <text:p text:style-name="P13"/>
      <text:p text:style-name="P10">La cultura empresarial esta formada por un conjunto de valores, creencias y principios fundamentales <text:s/>compartidos, y debe ser asumida por todos sus integrantes.</text:p>
      <text:p text:style-name="P10"/>
      <text:p text:style-name="P10">-Misión: <text:span text:style-name="T5">propósito que mueve a la empresa.</text:span></text:p>
      <text:p text:style-name="P10">-Valores: <text:span text:style-name="T5">cualidades </text:span><text:span text:style-name="T6">presentes en la empresa y que influyen en el comportamiento</text:span></text:p>
      <text:p text:style-name="P10">-Políticas: <text:span text:style-name="T6">lineas de acción mediante las cuales la empresa define su identidad.</text:span></text:p>
      <text:p text:style-name="P10"/>
      <text:p text:style-name="P10"/>
      <text:p text:style-name="P5">¿Qué es la imagen corporativa y como transmitirla?</text:p>
      <text:p text:style-name="P11"/>
      <text:p text:style-name="P11">Es un concepto relacionado de una forma muy estrecha con la cultura empresarial. Es el conjunto de impresiones que suscita en el público.</text:p>
      <text:p text:style-name="P11"/>
      <text:p text:style-name="P11">-De forma espontánea: mediante la actuación de la empresa que es observada por la comunidad.</text:p>
      <text:p text:style-name="P11"/>
      <text:p text:style-name="P11">-De forma intencionada: mediante una campaña organizada y planificada (marketing)</text:p>
      <text:p text:style-name="P11"/>
      <text:p text:style-name="P11"/>
      <text:p text:style-name="P5">¿Qué es la responsabilidad social?</text:p>
      <text:p text:style-name="P11">Compromiso de las empresas que hace que se preocupen no sólo por sus intereses económicos, sino también por la repercusión de sus actividades en la socied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17:57:39.164000000</meta:creation-date>
    <dc:date>2020-10-12T19:20:01.332000000</dc:date>
    <meta:editing-duration>PT9M57S</meta:editing-duration>
    <meta:editing-cycles>1</meta:editing-cycles>
    <meta:document-statistic meta:table-count="0" meta:image-count="0" meta:object-count="0" meta:page-count="2" meta:paragraph-count="54" meta:word-count="411" meta:character-count="2931" meta:non-whitespace-character-count="2556"/>
    <meta:generator>LibreOffice/7.0.2.2$Windows_X86_64 LibreOffice_project/8349ace3c3162073abd90d81fd06dcfb6b36b994</meta:generator>
  </office:meta>
</office:document-meta>
</file>